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18cm" fo:min-width="12.693cm"/>
    </style:style>
    <style:style style:name="gr2" style:family="graphic" style:parent-style-name="standard">
      <style:graphic-properties svg:stroke-color="#00ff66" draw:fill-color="#33ff99" draw:textarea-horizontal-align="justify" draw:textarea-vertical-align="middle" draw:auto-grow-height="false" fo:min-height="1.274cm" fo:min-width="2.548cm"/>
    </style:style>
    <style:style style:name="gr3" style:family="graphic" style:parent-style-name="standard">
      <style:graphic-properties svg:stroke-color="#00ff66" draw:fill-color="#33ff99" draw:textarea-horizontal-align="justify" draw:textarea-vertical-align="middle" draw:auto-grow-height="false" fo:min-height="1.401cm" fo:min-width="4.199cm"/>
    </style:style>
    <style:style style:name="gr4" style:family="graphic" style:parent-style-name="standard">
      <style:graphic-properties draw:textarea-horizontal-align="justify" draw:textarea-vertical-align="middle" draw:auto-grow-height="false" fo:min-height="2.96cm" fo:min-width="7.02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157cm" fo:min-width="6.733cm"/>
    </style:style>
    <style:style style:name="P1" style:family="paragraph">
      <style:paragraph-properties fo:text-align="center"/>
    </style:style>
    <style:style style:name="P2" style:family="paragraph">
      <loext:graphic-properties draw:fill-color="#33ff9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3.589cm" svg:height="4.064cm" svg:x="3.667cm" svg:y="10.398cm">
            <text:p text:style-name="P1"><text:span text:style-name="T1">Injector</text:span></text:p>
            <text:p text:style-name="P1"/>
            <text:p text:style-name="P1"/>
            <text:p text:style-name="P1"/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3.048cm" svg:height="1.524cm" svg:x="4.429cm" svg:y="11.795cm">
            <text:p text:style-name="P1">Service A</text:p>
            <text:p text:style-name="P1">{ }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048cm" svg:height="1.524cm" svg:x="8.239cm" svg:y="11.795cm">
            <text:p text:style-name="P1">Service B</text:p>
            <text:p text:style-name="P1">{ }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699cm" svg:height="1.651cm" svg:x="11.922cm" svg:y="11.795cm">
            <text:p text:style-name="P1">ExamService</text:p>
            <text:p text:style-name="P1">{ }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7.874cm" svg:height="3.556cm" svg:x="11.287cm" svg:y="4.429cm">
            <text:p text:style-name="P1"><text:span text:style-name="T2">ExamListComponent</text:span></text:p>
            <text:p text:style-name="P1"/>
            <text:p text:style-name="P1">constructor(ExamServic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3" draw:layer="layout" svg:x1="14.716cm" svg:y1="12.938cm" svg:x2="16.494cm" svg:y2="7.096cm">
            <text:p/>
          </draw:line>
          <draw:custom-shape draw:style-name="gr6" draw:text-style-name="P1" draw:layer="layout" svg:width="7.493cm" svg:height="2.667cm" svg:x="2.524cm" svg:y="15.859cm">
            <text:p text:style-name="P1"><text:span text:style-name="T2">ComponentX</text:span></text:p>
            <text:p text:style-name="P1"/>
            <text:p text:style-name="P1">constructor(ServiceB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3" draw:layer="layout" svg:x1="9.763cm" svg:y1="13.319cm" svg:x2="8.62cm" svg:y2="17.76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zxx" fo:country="non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5T16:37:42.429000000</meta:creation-date>
    <dc:date>2016-05-15T16:47:36.689000000</dc:date>
    <meta:editing-duration>PT9M54S</meta:editing-duration>
    <meta:editing-cycles>1</meta:editing-cycles>
    <meta:document-statistic meta:object-count="9"/>
    <meta:generator>LibreOffice/5.0.2.2$Windows_x86 LibreOffice_project/37b43f919e4de5eeaca9b9755ed688758a8251fe</meta:generator>
  </office:meta>
</office:document-meta>
</file>